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26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4.713cm"/>
    </style:style>
    <style:style style:name="co6" style:family="table-column">
      <style:table-column-properties fo:break-before="auto" style:column-width="6.579cm"/>
    </style:style>
    <style:style style:name="co7" style:family="table-column">
      <style:table-column-properties fo:break-before="auto" style:column-width="7.73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7.791cm" fo:break-before="auto" style:use-optimal-row-height="true"/>
    </style:style>
    <style:style style:name="ro3" style:family="table-row">
      <style:table-row-properties style:row-height="8.345cm" fo:break-before="auto" style:use-optimal-row-height="true"/>
    </style:style>
    <style:style style:name="ro4" style:family="table-row">
      <style:table-row-properties style:row-height="5.027cm" fo:break-before="auto" style:use-optimal-row-height="true"/>
    </style:style>
    <style:style style:name="ro5" style:family="table-row">
      <style:table-row-properties style:row-height="3.369cm" fo:break-before="auto" style:use-optimal-row-height="true"/>
    </style:style>
    <style:style style:name="ro6" style:family="table-row">
      <style:table-row-properties style:row-height="10.003cm" fo:break-before="auto" style:use-optimal-row-height="true"/>
    </style:style>
    <style:style style:name="ro7" style:family="table-row">
      <style:table-row-properties style:row-height="6.687cm" fo:break-before="auto" style:use-optimal-row-height="true"/>
    </style:style>
    <style:style style:name="ro8" style:family="table-row">
      <style:table-row-properties style:row-height="7.239cm" fo:break-before="auto" style:use-optimal-row-height="true"/>
    </style:style>
    <style:style style:name="ro10" style:family="table-row">
      <style:table-row-properties style:row-height="5.581cm" fo:break-before="auto" style:use-optimal-row-height="true"/>
    </style:style>
    <style:style style:name="ro11" style:family="table-row">
      <style:table-row-properties style:row-height="6.133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mini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2" table:default-cell-style-name="Default"/>
        <table:table-row table:style-name="ro1">
          <table:table-cell office:value-type="string" calcext:value-type="string">
            <text:p>Отчет Band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&gt; Bandit Analysis Report (stdout) &lt;&lt;&l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Use of weak MD5 hash for security. Consider usedforsecurity=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aidu_DDParser/ddparser/ernie/file_utils.py: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3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324_hashlib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tarfile.extractall used without any validation. Please check and discard dangerous member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aidu_DDParser/ddparser/ernie/file_utils.py: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202_tarfile_unsafe_members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tarfile.extractall used without any validation. Please check and discard dangerous member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aidu_DDParser/ddparser/parser/data_struct/utils.py:3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202_tarfile_unsafe_members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Файл/строка</text:p>
          </table:table-cell>
          <table:table-cell table:style-name="ce9" office:value-type="string" calcext:value-type="string">
            <text:p>Фрагмент кода</text:p>
          </table:table-cell>
          <table:table-cell table:style-name="ce9" office:value-type="string" calcext:value-type="string">
            <text:p>Описание ошибки</text:p>
          </table:table-cell>
          <table:table-cell table:style-name="ce9" office:value-type="string" calcext:value-type="string">
            <text:p>Классификация CWE/Тип</text:p>
          </table:table-cell>
          <table:table-cell table:style-name="ce9" office:value-type="string" calcext:value-type="string">
            <text:p>Рекомендации по устранению</text:p>
          </table:table-cell>
          <table:table-cell/>
        </table:table-row>
        <table:table-row table:style-name="ro2">
          <table:table-cell table:style-name="Default" table:number-columns-repeated="2"/>
          <table:table-cell table:style-name="ce10" office:value-type="string" calcext:value-type="string">
            <text:p>tools/representation/demo/ERNIE/reader/task_reader.py:86, 96</text:p>
          </table:table-cell>
          <table:table-cell table:style-name="ce10" office:value-type="string" calcext:value-type="string">
            <text:p>ddp_res_a = eval(example.ddp_res_a)&lt;br&gt;ddp_res_b = eval(example.ddp_res_b)</text:p>
          </table:table-cell>
          <table:table-cell table:style-name="ce11" office:value-type="string" calcext:value-type="string">
            <text:p>Критическая уязвимость. Использование функции eval() для обработки данных из входных файлов (CSV/TSV). Если файл данных содержит вредоносный код (например, __import__('os').system('rm -rf /')), он будет выполнен.</text:p>
          </table:table-cell>
          <table:table-cell table:style-name="ce11" office:value-type="string" calcext:value-type="string">
            <text:p>CWE-95: Improper Neutralization of Directives in Dynamically Evaluated Code ('Eval Injection')</text:p>
          </table:table-cell>
          <table:table-cell table:style-name="ce10" office:value-type="string" calcext:value-type="string">
            <text:p>Использовать ast.literal_eval() для безопасного парсинга строковых представлений структур данных (списков, словарей) или использовать формат JSON (json.loads).</text:p>
          </table:table-cell>
          <table:table-cell office:value-type="string" calcext:value-type="string">
            <text:p>УО</text:p>
          </table:table-cell>
        </table:table-row>
        <table:table-row table:style-name="ro3">
          <table:table-cell table:style-name="Default" table:number-columns-repeated="2"/>
          <table:table-cell table:style-name="ce10" office:value-type="string" calcext:value-type="string">
            <text:p>ddparser/parser/config.py:145, 148</text:p>
          </table:table-cell>
          <table:table-cell table:style-name="ce10" office:value-type="string" calcext:value-type="string">
            <text:p>pickle.dump(self.fields, f, protocol=2)&lt;br&gt;self.fields = pickle.load(f)</text:p>
          </table:table-cell>
          <table:table-cell table:style-name="ce11" office:value-type="string" calcext:value-type="string">
            <text:p>Критическая уязвимость. Использование модуля pickle для сохранения и загрузки данных. Файлы pickle могут содержать байт-код, который выполняется при загрузке. Если злоумышленник подменит файл fields, он получит RCE.</text:p>
          </table:table-cell>
          <table:table-cell table:style-name="ce11" office:value-type="string" calcext:value-type="string">
            <text:p>CWE-502: Deserialization of Untrusted Data</text:p>
          </table:table-cell>
          <table:table-cell table:style-name="ce10" office:value-type="string" calcext:value-type="string">
            <text:p>Перейти на безопасные форматы сериализации, такие как JSON или Protocol Buffers. Если необходим pickle, подписывать файлы криптографической подписью (HMAC) и проверять её перед загрузкой.</text:p>
          </table:table-cell>
          <table:table-cell office:value-type="string" calcext:value-type="string">
            <text:p>УО</text:p>
          </table:table-cell>
        </table:table-row>
        <table:table-row table:style-name="ro4">
          <table:table-cell table:style-name="Default" table:number-columns-repeated="2"/>
          <table:table-cell table:style-name="ce10" office:value-type="string" calcext:value-type="string">
            <text:p>ddparser/parser/model.py:161, 169</text:p>
          </table:table-cell>
          <table:table-cell table:style-name="ce10" office:value-type="string" calcext:value-type="string">
            <text:p>pickle.dump(args.namespace, f, protocol=2)&lt;br&gt;args.namespace = pickle.load(f)</text:p>
          </table:table-cell>
          <table:table-cell table:style-name="ce10" office:value-type="string" calcext:value-type="string">
            <text:p>Аналогичная проблема с pickle при сохранении/загрузке конфигурации модели. Загрузка недоверенного файла .args приведет к выполнению кода.</text:p>
          </table:table-cell>
          <table:table-cell table:style-name="ce11" office:value-type="string" calcext:value-type="string">
            <text:p>CWE-502: Deserialization of Untrusted Data</text:p>
          </table:table-cell>
          <table:table-cell table:style-name="ce10" office:value-type="string" calcext:value-type="string">
            <text:p>Использовать json или yaml (с SafeLoader) для сохранения конфигураций.</text:p>
          </table:table-cell>
          <table:table-cell office:value-type="string" calcext:value-type="string">
            <text:p>УО</text:p>
          </table:table-cell>
        </table:table-row>
        <table:table-row table:style-name="ro3">
          <table:table-cell table:style-name="Default" table:number-columns-repeated="2"/>
          <table:table-cell table:style-name="ce10" office:value-type="string" calcext:value-type="string">
            <text:p>ddparser/ernie/file_utils.py:39</text:p>
          </table:table-cell>
          <table:table-cell table:style-name="ce10" office:value-type="string" calcext:value-type="string">
            <text:p>tf.extractall(path=cached_dir)</text:p>
          </table:table-cell>
          <table:table-cell table:style-name="ce11" office:value-type="string" calcext:value-type="string">
            <text:p>Tar Slip. Функция распаковывает скачанный архив без проверки путей файлов внутри него. Злоумышленник может создать архив с путями вида ../../etc/passwd, что приведет к перезаписи файлов за пределами целевой директории.</text:p>
          </table:table-cell>
          <table:table-cell table:style-name="ce11" office:value-type="string" calcext:value-type="string">
            <text:p>CWE-22: Improper Limitation of a Pathname to a Restricted Directory ('Path Traversal')</text:p>
          </table:table-cell>
          <table:table-cell table:style-name="ce10" office:value-type="string" calcext:value-type="string">
            <text:p>Перед распаковкой итерировать по tf.getmembers() и проверять, что os.path.abspath(member.name) начинается с cached_dir. В Python 3.12+ использовать filter='data'.</text:p>
          </table:table-cell>
          <table:table-cell office:value-type="string" calcext:value-type="string">
            <text:p>ОН</text:p>
          </table:table-cell>
        </table:table-row>
        <table:table-row table:style-name="ro5">
          <table:table-cell table:style-name="Default" table:number-columns-repeated="2"/>
          <table:table-cell table:style-name="ce10" office:value-type="string" calcext:value-type="string">
            <text:p>ddparser/parser/data_struct/utils.py:335</text:p>
          </table:table-cell>
          <table:table-cell table:style-name="ce10" office:value-type="string" calcext:value-type="string">
            <text:p>tf.extractall(path=temp_path)</text:p>
          </table:table-cell>
          <table:table-cell table:style-name="ce11" office:value-type="string" calcext:value-type="string">
            <text:p>Tar Slip. Аналогичная уязвимость при распаковке скачиваемой модели.</text:p>
          </table:table-cell>
          <table:table-cell table:style-name="ce11" office:value-type="string" calcext:value-type="string">
            <text:p>CWE-22: Improper Limitation of a Pathname to a Restricted Directory</text:p>
          </table:table-cell>
          <table:table-cell table:style-name="ce10" office:value-type="string" calcext:value-type="string">
            <text:p>Реализовать безопасную функцию распаковки с проверкой канонических путей (os.path.realpath) для каждого файла в архиве.</text:p>
          </table:table-cell>
          <table:table-cell office:value-type="string" calcext:value-type="string">
            <text:p>ОН</text:p>
          </table:table-cell>
        </table:table-row>
        <table:table-row table:style-name="ro6">
          <table:table-cell table:style-name="Default" table:number-columns-repeated="2"/>
          <table:table-cell table:style-name="ce10" office:value-type="string" calcext:value-type="string">
            <text:p>ddparser/parser/data_struct/utils.py:323</text:p>
          </table:table-cell>
          <table:table-cell table:style-name="ce10" office:value-type="string" calcext:value-type="string">
            <text:p>requests.get(download_model_path, stream=True)</text:p>
          </table:table-cell>
          <table:table-cell table:style-name="ce10" office:value-type="string" calcext:value-type="string">
            <text:p>Скачивание модели происходит без проверки целостности (checksum/hash). При атаке Man-in-the-Middle (или компрометации сервера ddparser.bj.bcebos.com) пользователь скачает вредоносный архив, который будет распакован и (потенциально) загружен через pickle/fluid.</text:p>
          </table:table-cell>
          <table:table-cell table:style-name="ce11" office:value-type="string" calcext:value-type="string">
            <text:p>CWE-494: Download of Code Without Integrity Check</text:p>
          </table:table-cell>
          <table:table-cell table:style-name="ce10" office:value-type="string" calcext:value-type="string">
            <text:p>Реализовать проверку SHA-256 хеша скачанного файла перед его распаковкой. Хранить эталонные хеши в коде.</text:p>
          </table:table-cell>
          <table:table-cell office:value-type="string" calcext:value-type="string">
            <text:p>УО</text:p>
          </table:table-cell>
        </table:table-row>
        <table:table-row table:style-name="ro3">
          <table:table-cell table:style-name="Default" table:number-columns-repeated="2"/>
          <table:table-cell table:style-name="ce10" office:value-type="string" calcext:value-type="string">
            <text:p>ddparser/ernie/modeling_ernie.py:58</text:p>
          </table:table-cell>
          <table:table-cell table:style-name="ce10" office:value-type="string" calcext:value-type="string">
            <text:p>assert d_model % n_head == 0</text:p>
          </table:table-cell>
          <table:table-cell table:style-name="ce10" office:value-type="string" calcext:value-type="string">
            <text:p>Использование assert для проверки логики. В Python при запуске с флагом оптимизации -O (часто используется в продакшне) все инструкции assert удаляются. Это может привести к некорректной работе или делению на ноль позже.</text:p>
          </table:table-cell>
          <table:table-cell table:style-name="ce11" office:value-type="string" calcext:value-type="string">
            <text:p>CWE-617: Reachable Assertion</text:p>
          </table:table-cell>
          <table:table-cell table:style-name="ce10" office:value-type="string" calcext:value-type="string">
            <text:p>Заменить на явную проверку: if d_model % n_head != 0: raise ValueError(...).</text:p>
          </table:table-cell>
          <table:table-cell office:value-type="string" calcext:value-type="string">
            <text:p>УО</text:p>
          </table:table-cell>
        </table:table-row>
        <table:table-row table:style-name="ro2">
          <table:table-cell table:style-name="Default" table:number-columns-repeated="2"/>
          <table:table-cell table:style-name="ce10" office:value-type="string" calcext:value-type="string">
            <text:p>ddparser/parser/config.py:100</text:p>
          </table:table-cell>
          <table:table-cell table:style-name="ce10" office:value-type="string" calcext:value-type="string">
            <text:p>dict((name, ast.literal_eval(value)) ...)</text:p>
          </table:table-cell>
          <table:table-cell table:style-name="ce10" office:value-type="string" calcext:value-type="string">
            <text:p>Использование ast.literal_eval для парсинга конфигурационного файла. Хотя это безопаснее eval, оно может привести к падению (crash) интерпретатора на очень глубоко вложенных структурах или потреблению памяти.</text:p>
          </table:table-cell>
          <table:table-cell table:style-name="ce11" office:value-type="string" calcext:value-type="string">
            <text:p>CWE-704 / Эвристика AI (DoS Risk)</text:p>
          </table:table-cell>
          <table:table-cell table:style-name="ce10" office:value-type="string" calcext:value-type="string">
            <text:p>Использовать стандартные парсеры конфигураций (например, методы самого ConfigParser или json), избегая парсинга python-литералов из конфига.</text:p>
          </table:table-cell>
          <table:table-cell office:value-type="string" calcext:value-type="string">
            <text:p>УО</text:p>
          </table:table-cell>
        </table:table-row>
        <table:table-row table:style-name="ro7">
          <table:table-cell table:style-name="Default" table:number-columns-repeated="2"/>
          <table:table-cell table:style-name="ce10" office:value-type="string" calcext:value-type="string">
            <text:p>ddparser/ernie/tokenizing_ernie.py:224</text:p>
          </table:table-cell>
          <table:table-cell table:style-name="ce10" office:value-type="string" calcext:value-type="string">
            <text:p>vocab_dict = {j.strip().split('\t')[0]: i for i, j in enumerate(open(vocab_path).readlines())}</text:p>
          </table:table-cell>
          <table:table-cell table:style-name="ce10" office:value-type="string" calcext:value-type="string">
            <text:p>Открытие файла vocab_path без указания кодировки. В Windows это может привести к ошибкам декодирования (CP1251 vs UTF-8), если система настроена иначе, что нарушит работу парсера.</text:p>
          </table:table-cell>
          <table:table-cell table:style-name="ce11" office:value-type="string" calcext:value-type="string">
            <text:p>CWE-704 / Эвристика AI (Reliability)</text:p>
          </table:table-cell>
          <table:table-cell table:style-name="ce10" office:value-type="string" calcext:value-type="string">
            <text:p>Всегда явно указывать кодировку: open(vocab_path, encoding='utf-8'). В других местах файла используется io.open с utf8, здесь пропущено.</text:p>
          </table:table-cell>
          <table:table-cell office:value-type="string" calcext:value-type="string">
            <text:p>УО</text:p>
          </table:table-cell>
        </table:table-row>
        <table:table-row table:style-name="ro2">
          <table:table-cell table:style-name="Default" table:number-columns-repeated="2"/>
          <table:table-cell table:style-name="ce10" office:value-type="string" calcext:value-type="string">
            <text:p>ddparser/ernie/file_utils.py:29</text:p>
          </table:table-cell>
          <table:table-cell table:style-name="ce10" office:value-type="string" calcext:value-type="string">
            <text:p>sig = hashlib.md5(url.encode('utf8')).hexdigest()</text:p>
          </table:table-cell>
          <table:table-cell table:style-name="ce10" office:value-type="string" calcext:value-type="string">
            <text:p>Использование MD5 для хеширования (в данном случае для генерации имени директории). Хотя здесь это не используется для криптографии, MD5 считается устаревшим и вызывает срабатывание сканеров безопасности.</text:p>
          </table:table-cell>
          <table:table-cell table:style-name="ce11" office:value-type="string" calcext:value-type="string">
            <text:p>CWE-327: Use of a Broken or Risky Cryptographic Algorithm</text:p>
          </table:table-cell>
          <table:table-cell table:style-name="ce10" office:value-type="string" calcext:value-type="string">
            <text:p>Использовать SHA-256 (hashlib.sha256), чтобы избежать коллизий и соответствовать современным стандартам.</text:p>
          </table:table-cell>
          <table:table-cell office:value-type="string" calcext:value-type="string">
            <text:p>УО</text:p>
          </table:table-cell>
        </table:table-row>
        <table:table-row table:style-name="ro8">
          <table:table-cell table:style-name="Default" table:number-columns-repeated="2"/>
          <table:table-cell table:style-name="ce10" office:value-type="string" calcext:value-type="string">
            <text:p>ddparser/run.py:218</text:p>
          </table:table-cell>
          <table:table-cell table:style-name="ce10" office:value-type="string" calcext:value-type="string">
            <text:p>query = input()</text:p>
          </table:table-cell>
          <table:table-cell table:style-name="ce10" office:value-type="string" calcext:value-type="string">
            <text:p>Функция input() читает данные из STDIN. Если строка слишком длинная, это может вызвать потребление памяти (DoS). В данном коде есть проверка len(query) &gt; 200, но чтение в память происходит до проверки.</text:p>
          </table:table-cell>
          <table:table-cell table:style-name="ce11" office:value-type="string" calcext:value-type="string">
            <text:p>CWE-400: Uncontrolled Resource Consumption</text:p>
          </table:table-cell>
          <table:table-cell table:style-name="ce10" office:value-type="string" calcext:value-type="string">
            <text:p>Использовать чтение потока с ограничением буфера или итеративное чтение, если ожидается работа с недоверенным вводом большого объема.</text:p>
          </table:table-cell>
          <table:table-cell office:value-type="string" calcext:value-type="string">
            <text:p>УО</text:p>
          </table:table-cell>
        </table:table-row>
      </table:table>
      <table:table table:name="ChatGPT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2" table:default-cell-style-name="Default"/>
        <table:table-row table:style-name="ro1">
          <table:table-cell office:value-type="string" calcext:value-type="string">
            <text:p>Отчет Band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&gt; Bandit Analysis Report (stdout) &lt;&lt;&l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Use of weak MD5 hash for security. Consider usedforsecurity=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/>
          <table:table-cell office:value-type="string" calcext:value-type="string">
            <text:p>ОН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baidu_DDParser/ddparser/ernie/file_utils.py: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3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324_hashlib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tarfile.extractall used without any validation. Please check and discard dangerous member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aidu_DDParser/ddparser/ernie/file_utils.py: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202_tarfile_unsafe_members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tarfile.extractall used without any validation. Please check and discard dangerous member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aidu_DDParser/ddparser/parser/data_struct/utils.py:3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202_tarfile_unsafe_members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Файл/строка</text:p>
          </table:table-cell>
          <table:table-cell table:style-name="ce9" office:value-type="string" calcext:value-type="string">
            <text:p>Фрагмент кода</text:p>
          </table:table-cell>
          <table:table-cell table:style-name="ce9" office:value-type="string" calcext:value-type="string">
            <text:p>Описание ошибки</text:p>
          </table:table-cell>
          <table:table-cell table:style-name="ce9" office:value-type="string" calcext:value-type="string">
            <text:p>Классификация CWE/Тип</text:p>
          </table:table-cell>
          <table:table-cell table:style-name="ce9" office:value-type="string" calcext:value-type="string">
            <text:p>Рекомендации по устранению</text:p>
          </table:table-cell>
          <table:table-cell/>
        </table:table-row>
        <table:table-row table:style-name="ro6">
          <table:table-cell table:style-name="Default" table:number-columns-repeated="2"/>
          <table:table-cell table:style-name="ce10" office:value-type="string" calcext:value-type="string">
            <text:p>ddparser/ernie/file_utils.py (функция _fetch_from_remote) </text:p>
            <text:p>DDParser</text:p>
          </table:table-cell>
          <table:table-cell table:style-name="ce10" office:value-type="string" calcext:value-type="string">
            <text:p>r = requests.get(url, stream=True)</text:p>
            <text:p>total_len = int(r.headers.get('content-length'))</text:p>
          </table:table-cell>
          <table:table-cell table:style-name="ce10" office:value-type="string" calcext:value-type="string">
            <text:p>Вызов requests.get без таймаута и без проверки status_code — соединение может зависнуть или медленно расходовать ресурсы; попытка привести content-length к int без проверки может вызывать исключения если заголовок отсутствует. Это даёт возможность DoS и ненадёжную обработку сети.</text:p>
          </table:table-cell>
          <table:table-cell table:style-name="ce11" office:value-type="string" calcext:value-type="string">
            <text:p>CWE-400: Uncontrolled Resource Consumption (Resource Exhaustion) / Ресурсная DoS.</text:p>
          </table:table-cell>
          <table:table-cell table:style-name="ce10" office:value-type="string" calcext:value-type="string">
            <text:p>Добавить timeout=(connect_timeout, read_timeout) в requests.get, проверять r.status_code перед чтением, работать с r.headers.get('content-length') аккуратно (проверять None) и обрабатывать отсутствующие заголовки. Использовать retry/backoff (например, requests.adapters.HTTPAdapter) для сетевой устойчивости.</text:p>
          </table:table-cell>
          <table:table-cell office:value-type="string" calcext:value-type="string">
            <text:p>УО</text:p>
          </table:table-cell>
        </table:table-row>
        <table:table-row table:style-name="ro2">
          <table:table-cell table:style-name="Default" table:number-columns-repeated="2"/>
          <table:table-cell table:style-name="ce10" office:value-type="string" calcext:value-type="string">
            <text:p>ddparser/ernie/file_utils.py (фрагмент) </text:p>
            <text:p>DDParser</text:p>
          </table:table-cell>
          <table:table-cell table:style-name="ce10" office:value-type="string" calcext:value-type="string">
            <text:p>with tarfile.open(f.name) as tf:</text:p>
            <text:p>tf.extractall(path=cached_dir)</text:p>
          </table:table-cell>
          <table:table-cell table:style-name="ce10" office:value-type="string" calcext:value-type="string">
            <text:p>Использование TarFile.extractall без проверки членов архива — уязвимость path traversal: злоумышленник может включить в tar файлы с ../ или абсолютные пути и перезаписать произвольные файлы при распаковке.</text:p>
          </table:table-cell>
          <table:table-cell table:style-name="ce11" office:value-type="string" calcext:value-type="string">
            <text:p>CWE-22: Path Traversal.</text:p>
          </table:table-cell>
          <table:table-cell table:style-name="ce10" office:value-type="string" calcext:value-type="string">
            <text:p>Перед распаковкой проверять каждый TarInfo member: убедиться, что итоговый путь остаётся внутри cached_dir (не содержит ../абсолютных путей, разрешать только поддиректории). Пример: вычислять dest = os.path.join(cached_dir, member.name) и проверять os.path.commonpath([cached_dir, dest]) == cached_dir. Либо использовать безопасную реализацию safe_extract.</text:p>
          </table:table-cell>
          <table:table-cell office:value-type="string" calcext:value-type="string">
            <text:p>ОН</text:p>
          </table:table-cell>
        </table:table-row>
        <table:table-row table:style-name="ro8">
          <table:table-cell table:style-name="Default" table:number-columns-repeated="2"/>
          <table:table-cell table:style-name="ce10" office:value-type="string" calcext:value-type="string">
            <text:p>ddparser/ernie/file_utils.py (фрагмент) </text:p>
            <text:p>DDParser</text:p>
          </table:table-cell>
          <table:table-cell table:style-name="ce10" office:value-type="string" calcext:value-type="string">
            <text:p>sig = hashlib.md5(url.encode('utf8')).hexdigest()</text:p>
          </table:table-cell>
          <table:table-cell table:style-name="ce10" office:value-type="string" calcext:value-type="string">
            <text:p>Используется MD5 для формирования подписи/имени кэша. MD5 считается криптографически слабым; использование слабого хеша для целостности/авторизации — риск столкновений и подделки.</text:p>
          </table:table-cell>
          <table:table-cell table:style-name="ce11" office:value-type="string" calcext:value-type="string">
            <text:p>CWE-327: Use of a Broken or Risky Cryptographic Algorithm.</text:p>
          </table:table-cell>
          <table:table-cell table:style-name="ce10" office:value-type="string" calcext:value-type="string">
            <text:p>Использовать современный криптографический хэш (например, hashlib.sha256) для любых задач, связанных с целостностью/идентификацией. Если нужна безопасность целостности — проверять цифровую подпись/контрольную сумму источника (SHA-256) и/или HTTPS+TLS проверки.</text:p>
          </table:table-cell>
          <table:table-cell office:value-type="string" calcext:value-type="string">
            <text:p>ОН</text:p>
          </table:table-cell>
        </table:table-row>
        <table:table-row table:style-name="ro6">
          <table:table-cell table:style-name="Default" table:number-columns-repeated="2"/>
          <table:table-cell table:style-name="ce10" office:value-type="string" calcext:value-type="string">
            <text:p>ddparser/run.py / ddparser/parser/model.py (save/load) </text:p>
            <text:p>DDParser</text:p>
            <text:p>DDParser</text:p>
          </table:table-cell>
          <table:table-cell table:style-name="ce10" office:value-type="string" calcext:value-type="string">
            <text:p>with open(path + ".args", "wb") as f: pickle.dump(args.namespace, f, protocol=2)</text:p>
            <text:p>with open(path + ".args", "rb") as f: args.namespace = pickle.load(f)</text:p>
          </table:table-cell>
          <table:table-cell table:style-name="ce10" office:value-type="string" calcext:value-type="string">
            <text:p>Десериализация pickle.load файлов, которые могут быть заменены/подменены извне — исполнение произвольного кода при загрузке. Сценарии: пользователь запускает load(path) с файлом под контролем злоумышленника — remote code execution (RCE).</text:p>
          </table:table-cell>
          <table:table-cell table:style-name="ce11" office:value-type="string" calcext:value-type="string">
            <text:p>CWE-502: Deserialization of Untrusted Data.</text:p>
          </table:table-cell>
          <table:table-cell table:style-name="ce11" office:value-type="string" calcext:value-type="string">
            <text:p>Не использовать pickle для данных из ненадёжных/внешних источников. Заменить на безопасные форматы (JSON, msgpack без выполнения кода) или использовать подписанные/проверенные бинарные артефакты: хранить подпись/хеш (SHA-256) и проверять перед загрузкой. Если pickle неизбежен — ограничить окружение, применять allowlist типов (например, pickle с кастомными ограничениями) и читать файлы только из доверенных путей.</text:p>
          </table:table-cell>
          <table:table-cell office:value-type="string" calcext:value-type="string">
            <text:p>УО</text:p>
          </table:table-cell>
        </table:table-row>
        <table:table-row table:style-name="ro6">
          <table:table-cell table:style-name="Default" table:number-columns-repeated="2"/>
          <table:table-cell table:style-name="ce10" office:value-type="string" calcext:value-type="string">
            <text:p>ddparser/PretrainedModel.from_pretrained (вызов _fetch_from_remote) </text:p>
            <text:p>DDParser</text:p>
          </table:table-cell>
          <table:table-cell table:style-name="ce10" office:value-type="string" calcext:value-type="string">
            <text:p>if pretrain_dir_or_url in cls.resource_map: url = cls.resource_map[pretrain_dir_or_url]; pretrain_dir = _fetch_from_remote(url, force_download) else: pretrain_dir = pretrain_dir_or_url</text:p>
          </table:table-cell>
          <table:table-cell table:style-name="ce10" office:value-type="string" calcext:value-type="string">
            <text:p>Отсутствует проверка целостности скачанного архива / доверие к удалённому ресурсу. Это риск загрузки и исполнения/распаковки произвольных (вредоносных) данных. Комбинируется с небезопасной распаковкой (см. extractall) — может привести к компрометации среды.</text:p>
          </table:table-cell>
          <table:table-cell table:style-name="ce11" office:value-type="string" calcext:value-type="string">
            <text:p>Эвристика AI: Missing integrity/ authenticity checks (Logic Flaw) / связка с CWE-22.</text:p>
          </table:table-cell>
          <table:table-cell table:style-name="ce10" office:value-type="string" calcext:value-type="string">
            <text:p>Внедрить проверку целостности скачиваемых артефактов: хранить и проверять SHA-256 (или подпись) для каждого resource_map URL. Загруженный файл перед распаковкой сравнить с ожидаемым хешем/подписью. Использовать HTTPS и проверять TLS (по умолчанию requests делает это, но нужно не отключать verify).</text:p>
          </table:table-cell>
          <table:table-cell office:value-type="string" calcext:value-type="string">
            <text:p>УО</text:p>
          </table:table-cell>
        </table:table-row>
        <table:table-row table:style-name="ro7">
          <table:table-cell table:style-name="Default" table:number-columns-repeated="2"/>
          <table:table-cell table:style-name="ce10" office:value-type="string" calcext:value-type="string">
            <text:p>ddparser/ernie/file_utils.py (фрагмент) </text:p>
            <text:p>DDParser</text:p>
          </table:table-cell>
          <table:table-cell table:style-name="ce10" office:value-type="string" calcext:value-type="string">
            <text:p>for chunk in tqdm(r.iter_content(chunk_size=1024), total=total_len // 1024, ...): if chunk: f.write(chunk); f.flush()</text:p>
          </table:table-cell>
          <table:table-cell table:style-name="ce10" office:value-type="string" calcext:value-type="string">
            <text:p>Потенциальная проблема: вычисление total_len // 1024 если total_len = None (absent header) вызовет exception; потоковое сохранение без ограничения размера — риск заполнения диска (resource exhaustion).</text:p>
          </table:table-cell>
          <table:table-cell table:style-name="ce11" office:value-type="string" calcext:value-type="string">
            <text:p>CWE-400 / Эвристика AI: Uncontrolled Resource Consumption / Missing header handling</text:p>
          </table:table-cell>
          <table:table-cell table:style-name="ce10" office:value-type="string" calcext:value-type="string">
            <text:p>Проверять наличие content-length и обрабатывать None корректно; добавлять ограничение максимального принимаемого размера (configurable max_bytes) и прекращать загрузку при превышении; логировать прогресс и обрабатывать исключения записи/дискового пространства.</text:p>
          </table:table-cell>
          <table:table-cell office:value-type="string" calcext:value-type="string">
            <text:p>УО</text:p>
          </table:table-cell>
        </table:table-row>
      </table:table>
      <table:table table:name="Qwen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2" table:default-cell-style-name="Default"/>
        <table:table-row table:style-name="ro1">
          <table:table-cell office:value-type="string" calcext:value-type="string">
            <text:p>Отчет Band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&gt; Bandit Analysis Report (stdout) &lt;&lt;&l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Use of weak MD5 hash for security. Consider usedforsecurity=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aidu_DDParser/ddparser/ernie/file_utils.py:27</text:p>
          </table:table-cell>
          <table:table-cell table:number-columns-repeated="2"/>
          <table:table-cell table:number-columns-repeated="3" office:value-type="string" calcext:value-type="string">
            <text:p>ОН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Test ID: B3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324_hashlib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tarfile.extractall used without any validation. Please check and discard dangerous member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aidu_DDParser/ddparser/ernie/file_utils.py: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202_tarfile_unsafe_members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tarfile.extractall used without any validation. Please check and discard dangerous member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aidu_DDParser/ddparser/parser/data_struct/utils.py:3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202_tarfile_unsafe_members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Файл/строка</text:p>
          </table:table-cell>
          <table:table-cell table:style-name="ce9" office:value-type="string" calcext:value-type="string">
            <text:p>Фрагмент кода</text:p>
          </table:table-cell>
          <table:table-cell table:style-name="ce9" office:value-type="string" calcext:value-type="string">
            <text:p>Описание ошибки</text:p>
          </table:table-cell>
          <table:table-cell table:style-name="ce9" office:value-type="string" calcext:value-type="string">
            <text:p>Классификация CWE/Тип</text:p>
          </table:table-cell>
          <table:table-cell table:style-name="ce9" office:value-type="string" calcext:value-type="string">
            <text:p>Рекомендации по устранению</text:p>
          </table:table-cell>
          <table:table-cell/>
        </table:table-row>
        <table:table-row table:style-name="ro7">
          <table:table-cell table:style-name="Default" table:number-columns-repeated="2"/>
          <table:table-cell table:style-name="ce10" office:value-type="string" calcext:value-type="string">
            <text:p>tools/struct_info/extract.py:242</text:p>
          </table:table-cell>
          <table:table-cell table:style-name="ce10" office:value-type="string" calcext:value-type="string">
            <text:p>eval(query)</text:p>
          </table:table-cell>
          <table:table-cell table:style-name="ce10" office:value-type="string" calcext:value-type="string">
            <text:p>Использование функции eval() для обработки входных данных пользователя. Это позволяет выполнить произвольный код, если атакующий может контролировать содержимое query.</text:p>
          </table:table-cell>
          <table:table-cell table:style-name="ce11" office:value-type="string" calcext:value-type="string">
            <text:p>CWE-95 (Improper Neutralization of Directives in Dynamically Evaluated Code)</text:p>
          </table:table-cell>
          <table:table-cell table:style-name="ce10" office:value-type="string" calcext:value-type="string">
            <text:p>Заменить eval() на безопасную альтернативу, например, ast.literal_eval(), который парсит только литералы Python (строки, числа, списки и т.д.) и не выполняет произвольный код.</text:p>
          </table:table-cell>
          <table:table-cell office:value-type="string" calcext:value-type="string">
            <text:p>УО</text:p>
          </table:table-cell>
        </table:table-row>
        <table:table-row table:style-name="ro4">
          <table:table-cell table:style-name="Default" table:number-columns-repeated="2"/>
          <table:table-cell table:style-name="ce10" office:value-type="string" calcext:value-type="string">
            <text:p>tools/representation/demo/ERNIE/reader/task_reader.py:242</text:p>
          </table:table-cell>
          <table:table-cell table:style-name="ce10" office:value-type="string" calcext:value-type="string">
            <text:p>eval(example.ddp_res_a)</text:p>
          </table:table-cell>
          <table:table-cell table:style-name="ce10" office:value-type="string" calcext:value-type="string">
            <text:p>Небезопасная десериализация данных с помощью eval(). Если файл с данными (input_file) может быть подконтролен злоумышленнику, это приводит к RCE.</text:p>
          </table:table-cell>
          <table:table-cell table:style-name="ce11" office:value-type="string" calcext:value-type="string">
            <text:p>CWE-95</text:p>
          </table:table-cell>
          <table:table-cell table:style-name="ce10" office:value-type="string" calcext:value-type="string">
            <text:p>Заменить eval() на ast.literal_eval() или использовать формат сериализации, как JSON или pickle (если источник доверенный). В контексте обработки собственных данных модели, лучше сохранять структуру в JSON.</text:p>
          </table:table-cell>
          <table:table-cell office:value-type="string" calcext:value-type="string">
            <text:p>УО</text:p>
          </table:table-cell>
        </table:table-row>
        <table:table-row table:style-name="ro5">
          <table:table-cell table:style-name="Default" table:number-columns-repeated="2"/>
          <table:table-cell table:style-name="ce10" office:value-type="string" calcext:value-type="string">
            <text:p>tools/representation/demo/ERNIE/reader/task_reader.py:244</text:p>
          </table:table-cell>
          <table:table-cell table:style-name="ce10" office:value-type="string" calcext:value-type="string">
            <text:p>eval(example.ddp_res_b)</text:p>
          </table:table-cell>
          <table:table-cell table:style-name="ce10" office:value-type="string" calcext:value-type="string">
            <text:p>То же, что и выше, для второго поля данных.</text:p>
          </table:table-cell>
          <table:table-cell table:style-name="ce11" office:value-type="string" calcext:value-type="string">
            <text:p>CWE-95</text:p>
          </table:table-cell>
          <table:table-cell table:style-name="ce10" office:value-type="string" calcext:value-type="string">
            <text:p>То же, что и выше — использовать ast.literal_eval() или другой безопасный формат обмена данными.</text:p>
          </table:table-cell>
          <table:table-cell office:value-type="string" calcext:value-type="string">
            <text:p>УО</text:p>
          </table:table-cell>
        </table:table-row>
        <table:table-row table:style-name="ro8">
          <table:table-cell table:style-name="Default" table:number-columns-repeated="2"/>
          <table:table-cell table:style-name="ce10" office:value-type="string" calcext:value-type="string">
            <text:p>ddparser/parser/data_struct/utils.py:374</text:p>
          </table:table-cell>
          <table:table-cell table:style-name="ce10" office:value-type="string" calcext:value-type="string">
            <text:p>shutil.move(os.path.join(temp_path, dirs[0]), path)</text:p>
          </table:table-cell>
          <table:table-cell table:style-name="ce10" office:value-type="string" calcext:value-type="string">
            <text:p>Операция перемещения директории без валидации пути path. Если path может быть контролируемым пользователем, это потенциально может привести к Path Traversal или повреждению файловой системы.</text:p>
          </table:table-cell>
          <table:table-cell table:style-name="ce11" office:value-type="string" calcext:value-type="string">
            <text:p>Эвристика AI (Potential Path Manipulation)</text:p>
          </table:table-cell>
          <table:table-cell table:style-name="ce10" office:value-type="string" calcext:value-type="string">
            <text:p>Добавить валидацию целевого пути path с использованием os.path.abspath() и проверкой, что он находится внутри ожидаемой базовой директории модели.</text:p>
          </table:table-cell>
          <table:table-cell office:value-type="string" calcext:value-type="string">
            <text:p>ЛС</text:p>
          </table:table-cell>
        </table:table-row>
        <table:table-row table:style-name="ro8">
          <table:table-cell table:style-name="Default" table:number-columns-repeated="2"/>
          <table:table-cell table:style-name="ce10" office:value-type="string" calcext:value-type="string">
            <text:p>ddparser/run.py:297</text:p>
          </table:table-cell>
          <table:table-cell table:style-name="ce10" office:value-type="string" calcext:value-type="string">
            <text:p>lac_results = lac.run([query])</text:p>
          </table:table-cell>
          <table:table-cell table:style-name="ce10" office:value-type="string" calcext:value-type="string">
            <text:p>Отсутствие лимита на размер входного запроса (len(query) &gt; 200) только для интерактивного режима. В API-режиме (parse() метод) такой проверки нет, что может привести к потреблению чрезмерных ресурсов (DoS).</text:p>
          </table:table-cell>
          <table:table-cell table:style-name="ce11" office:value-type="string" calcext:value-type="string">
            <text:p>Эвристика AI (Potential DoS via Resource Exhaustion)</text:p>
          </table:table-cell>
          <table:table-cell table:style-name="ce10" office:value-type="string" calcext:value-type="string">
            <text:p>Добавить валидацию длины входной строки во всех публичных методах парсера (например, parse и parse_seg) с выбрасыванием исключения или обрезанием строки до безопасного лимита.</text:p>
          </table:table-cell>
          <table:table-cell office:value-type="string" calcext:value-type="string">
            <text:p>УО</text:p>
          </table:table-cell>
        </table:table-row>
        <table:table-row table:style-name="ro8">
          <table:table-cell table:style-name="Default" table:number-columns-repeated="2"/>
          <table:table-cell table:style-name="ce10" office:value-type="string" calcext:value-type="string">
            <text:p>ddparser/parser/data_struct/utils.py:131</text:p>
          </table:table-cell>
          <table:table-cell table:style-name="ce10" office:value-type="string" calcext:value-type="string">
            <text:p>np.full_like(scores, float('-inf '))</text:p>
          </table:table-cell>
          <table:table-cell table:style-name="ce10" office:value-type="string" calcext:value-type="string">
            <text:p>Использование строкового литерала 'float('-inf ')' с лишним пробелом. Это потенциально может привести к неожиданному поведению или исключению, если среда интерпретации чувствительна к таким ошибкам.</text:p>
          </table:table-cell>
          <table:table-cell table:style-name="ce11" office:value-type="string" calcext:value-type="string">
            <text:p>Эвристика AI (Bad Practice / Potential Runtime Error)</text:p>
          </table:table-cell>
          <table:table-cell table:style-name="ce10" office:value-type="string" calcext:value-type="string">
            <text:p>Удалить лишние пробелы в строковых литералах с числами: float('-inf').</text:p>
          </table:table-cell>
          <table:table-cell office:value-type="string" calcext:value-type="string">
            <text:p>ЛС</text:p>
          </table:table-cell>
        </table:table-row>
        <table:table-row table:style-name="ro10">
          <table:table-cell table:style-name="Default" table:number-columns-repeated="2"/>
          <table:table-cell table:style-name="ce10" office:value-type="string" calcext:value-type="string">
            <text:p>ddparser/parser/data_struct/utils.py:265</text:p>
          </table:table-cell>
          <table:table-cell table:style-name="ce10" office:value-type="string" calcext:value-type="string">
            <text:p>logging.handlers.TimedRotatingFileHandler(log_path + str(devices) + ".log ", ...)</text:p>
          </table:table-cell>
          <table:table-cell table:style-name="ce10" office:value-type="string" calcext:value-type="string">
            <text:p>Конкатенация пути к лог-файлу без использования os.path.join(). Это делает код менее переносимым между ОС и может привести к ошибкам в нестандартных средах.</text:p>
          </table:table-cell>
          <table:table-cell table:style-name="ce11" office:value-type="string" calcext:value-type="string">
            <text:p>Эвристика AI (Bad Practice / Portability Issue)</text:p>
          </table:table-cell>
          <table:table-cell table:style-name="ce10" office:value-type="string" calcext:value-type="string">
            <text:p>Всегда использовать os.path.join() или pathlib.Path для работы с путями в файловой системе.</text:p>
          </table:table-cell>
          <table:table-cell office:value-type="string" calcext:value-type="string">
            <text:p>ЛС</text:p>
          </table:table-cell>
        </table:table-row>
        <table:table-row table:style-name="ro4">
          <table:table-cell table:style-name="Default" table:number-columns-repeated="2"/>
          <table:table-cell table:style-name="ce10" office:value-type="string" calcext:value-type="string">
            <text:p>ddparser/parser/data_struct/utils.py:300</text:p>
          </table:table-cell>
          <table:table-cell table:style-name="ce10" office:value-type="string" calcext:value-type="string">
            <text:p>with (open(file_path, 'ab')) as f:</text:p>
          </table:table-cell>
          <table:table-cell table:style-name="ce10" office:value-type="string" calcext:value-type="string">
            <text:p>Несоответствие скобок в выражении with. Синтаксическая ошибка, которая приведет к падению программы при попытке загрузки модели.</text:p>
          </table:table-cell>
          <table:table-cell table:style-name="ce11" office:value-type="string" calcext:value-type="string">
            <text:p>Эвристика AI (Syntax Error)</text:p>
          </table:table-cell>
          <table:table-cell table:style-name="ce10" office:value-type="string" calcext:value-type="string">
            <text:p>Исправить на корректную форму: with open(file_path, 'ab') as f:.</text:p>
          </table:table-cell>
          <table:table-cell office:value-type="string" calcext:value-type="string">
            <text:p>УО</text:p>
          </table:table-cell>
        </table:table-row>
        <table:table-row table:style-name="ro11">
          <table:table-cell table:style-name="Default" table:number-columns-repeated="2"/>
          <table:table-cell table:style-name="ce10" office:value-type="string" calcext:value-type="string">
            <text:p>ddparser/parser/model.py:223</text:p>
          </table:table-cell>
          <table:table-cell table:style-name="ce10" office:value-type="string" calcext:value-type="string">
            <text:p>with open(path + ".args ", "wb ") as f:</text:p>
          </table:table-cell>
          <table:table-cell table:style-name="ce10" office:value-type="string" calcext:value-type="string">
            <text:p>Использование pickle для сохранения состояния аргументов. Если злоумышленник может подменить файл .args, при его загрузке произойдет небезопасная десериализация.</text:p>
          </table:table-cell>
          <table:table-cell table:style-name="ce11" office:value-type="string" calcext:value-type="string">
            <text:p>CWE-502 (Deserialization of Untrusted Data)</text:p>
          </table:table-cell>
          <table:table-cell table:style-name="ce10" office:value-type="string" calcext:value-type="string">
            <text:p>Заменить pickle на безопасный формат сериализации, такой как JSON, который не выполняет произвольный код при десериализации. Если pickle необходим для сложных объектов, убедитесь, что файлы .args хранятся в защищенной, недоступной для записи пользователю директории.</text:p>
          </table:table-cell>
          <table:table-cell office:value-type="string" calcext:value-type="string">
            <text:p>У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.00.0000</text:date>, <text:time style:data-style-name="N2" text:time-value="03:24:06.1567956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30T19:42:30.639976400</meta:creation-date>
    <dc:date>2025-12-01T02:04:28.893912900</dc:date>
    <meta:editing-duration>PT44M30S</meta:editing-duration>
    <meta:editing-cycles>4</meta:editing-cycles>
    <meta:generator>LibreOffice/25.2.6.2$Windows_X86_64 LibreOffice_project/729c5bfe710f5eb71ed3bbde9e06a6065e9c6c5d</meta:generator>
    <meta:document-statistic meta:table-count="3" meta:cell-count="244" meta:object-count="0"/>
  </office:meta>
</office:document-meta>
</file>